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h text:style-name="Heading_20_1" text:outline-level="1">Prevention</text:h>
      <text:p text:style-name="First_20_paragraph">Human rights workers, journalists and humanitarian staff are sometimes arrested or detained. The risk of this happening can be significantly reduced by:</text:p>
      <text:list text:style-name="L1">
        <text:list-item>
          <text:p text:style-name="P1">Good relations with local authorities and groups where possible</text:p>
        </text:list-item>
        <text:list-item>
          <text:p text:style-name="P1">Appropriate behaviour, on and off duty</text:p>
        </text:list-item>
        <text:list-item>
          <text:p text:style-name="P1">Obeying local laws and customs</text:p>
        </text:list-item>
        <text:list-item>
          <text:p text:style-name="P1">Ensuring that all legal documentation is correct, and carried by all staff and vehicles as required</text:p>
        </text:list-item>
        <text:list-item>
          <text:p text:style-name="P1">Training and briefing staff before they begin their assignments</text:p>
        </text:list-item>
      </text:list>
      <text:p text:style-name="First_20_paragraph">Be aware of which areas and groups benefit from aid and which do not, and therefore might feel discriminated against, and make sure that as many people as possible in the area of operations understand your organisation and the role it is playing. Transparency, good communications, integrity, even-handedness and respectful attitudes help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